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26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cv (window 512)" table:style-name="ta1">
        <table:shapes>
          <draw:frame draw:z-index="0" draw:style-name="gr1" draw:text-style-name="P1" svg:width="5.9067in" svg:height="3.5378in" svg:x="0.1575in" svg:y="2.3437in">
            <draw:object draw:notify-on-update-of-ranges="'rcv (window 512)'.B1:'rcv (window 512)'.G1 'rcv (window 512)'.A7:'rcv (window 512)'.A7 'rcv (window 512)'.B7:'rcv (window 512)'.G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5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cv (window 512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669530" calcext:value-type="float">
            <text:p>4669530</text:p>
          </table:table-cell>
          <table:table-cell office:value-type="float" office:value="4889096" calcext:value-type="float">
            <text:p>4889096</text:p>
          </table:table-cell>
          <table:table-cell office:value-type="float" office:value="5670457" calcext:value-type="float">
            <text:p>5670457</text:p>
          </table:table-cell>
          <table:table-cell office:value-type="float" office:value="6309472" calcext:value-type="float">
            <text:p>6309472</text:p>
          </table:table-cell>
          <table:table-cell office:value-type="float" office:value="7533075" calcext:value-type="float">
            <text:p>7533075</text:p>
          </table:table-cell>
          <table:table-cell office:value-type="float" office:value="10463292" calcext:value-type="float">
            <text:p>1046329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683590" calcext:value-type="float">
            <text:p>4683590</text:p>
          </table:table-cell>
          <table:table-cell office:value-type="float" office:value="4907749" calcext:value-type="float">
            <text:p>4907749</text:p>
          </table:table-cell>
          <table:table-cell office:value-type="float" office:value="5533690" calcext:value-type="float">
            <text:p>5533690</text:p>
          </table:table-cell>
          <table:table-cell office:value-type="float" office:value="6285119" calcext:value-type="float">
            <text:p>6285119</text:p>
          </table:table-cell>
          <table:table-cell office:value-type="float" office:value="7205146" calcext:value-type="float">
            <text:p>7205146</text:p>
          </table:table-cell>
          <table:table-cell office:value-type="float" office:value="10687310" calcext:value-type="float">
            <text:p>106873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74790" calcext:value-type="float">
            <text:p>4774790</text:p>
          </table:table-cell>
          <table:table-cell office:value-type="float" office:value="4893057" calcext:value-type="float">
            <text:p>4893057</text:p>
          </table:table-cell>
          <table:table-cell office:value-type="float" office:value="5608414" calcext:value-type="float">
            <text:p>5608414</text:p>
          </table:table-cell>
          <table:table-cell office:value-type="float" office:value="6283948" calcext:value-type="float">
            <text:p>6283948</text:p>
          </table:table-cell>
          <table:table-cell office:value-type="float" office:value="7442395" calcext:value-type="float">
            <text:p>7442395</text:p>
          </table:table-cell>
          <table:table-cell office:value-type="float" office:value="10636907" calcext:value-type="float">
            <text:p>1063690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682512" calcext:value-type="float">
            <text:p>4682512</text:p>
          </table:table-cell>
          <table:table-cell office:value-type="float" office:value="4927611" calcext:value-type="float">
            <text:p>4927611</text:p>
          </table:table-cell>
          <table:table-cell office:value-type="float" office:value="5673580" calcext:value-type="float">
            <text:p>5673580</text:p>
          </table:table-cell>
          <table:table-cell office:value-type="float" office:value="6246771" calcext:value-type="float">
            <text:p>6246771</text:p>
          </table:table-cell>
          <table:table-cell office:value-type="float" office:value="7376077" calcext:value-type="float">
            <text:p>7376077</text:p>
          </table:table-cell>
          <table:table-cell office:value-type="float" office:value="10518961" calcext:value-type="float">
            <text:p>1051896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4711044" calcext:value-type="float">
            <text:p>4711044</text:p>
          </table:table-cell>
          <table:table-cell office:value-type="float" office:value="4885497" calcext:value-type="float">
            <text:p>4885497</text:p>
          </table:table-cell>
          <table:table-cell office:value-type="float" office:value="5599575" calcext:value-type="float">
            <text:p>5599575</text:p>
          </table:table-cell>
          <table:table-cell office:value-type="float" office:value="6337960" calcext:value-type="float">
            <text:p>6337960</text:p>
          </table:table-cell>
          <table:table-cell office:value-type="float" office:value="7335420" calcext:value-type="float">
            <text:p>7335420</text:p>
          </table:table-cell>
          <table:table-cell office:value-type="float" office:value="10496107" calcext:value-type="float">
            <text:p>10496107</text:p>
          </table:table-cell>
        </table:table-row>
        <table:table-row table:style-name="ro2">
          <table:table-cell table:style-name="Default" office:value-type="string" calcext:value-type="string">
            <text:p>Average</text:p>
          </table:table-cell>
          <table:table-cell table:style-name="Default" table:formula="of:=SUM([.$B$2:.$B$6])/5" office:value-type="float" office:value="4704293.2" calcext:value-type="float">
            <text:p>4704293.2</text:p>
          </table:table-cell>
          <table:table-cell table:style-name="Default" table:formula="of:=SUM([.$C$2:.$C$6])/5" office:value-type="float" office:value="4900602" calcext:value-type="float">
            <text:p>4900602</text:p>
          </table:table-cell>
          <table:table-cell table:style-name="Default" table:formula="of:=SUM([.$D$2:.$D$6])/5" office:value-type="float" office:value="5617143.2" calcext:value-type="float">
            <text:p>5617143.2</text:p>
          </table:table-cell>
          <table:table-cell table:style-name="Default" table:formula="of:=SUM([.$E$2:.$E$6])/5" office:value-type="float" office:value="6292654" calcext:value-type="float">
            <text:p>6292654</text:p>
          </table:table-cell>
          <table:table-cell table:style-name="Default" table:formula="of:=SUM([.$F$2:.$F$6])/5" office:value-type="float" office:value="7378422.6" calcext:value-type="float">
            <text:p>7378422.6</text:p>
          </table:table-cell>
          <table:table-cell table:formula="of:=SUM([.$G$2:.$G$6])/5" office:value-type="float" office:value="10560515.4" calcext:value-type="float">
            <text:p>10560515.4</text:p>
          </table:table-cell>
        </table:table-row>
        <table:table-row table:style-name="ro2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ncp" table:style-name="ta1">
        <table:shapes>
          <draw:frame draw:z-index="0" draw:style-name="gr1" draw:text-style-name="P1" svg:width="6.0445in" svg:height="3.4961in" svg:x="0.0496in" svg:y="1.852in">
            <draw:object draw:notify-on-update-of-ranges="ncp.B1:ncp.G1 'rcv (window 512)'.A7:'rcv (window 512)'.A7 ncp.B7:ncp.G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cp (window 512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224182" calcext:value-type="float">
            <text:p>4224182</text:p>
          </table:table-cell>
          <table:table-cell office:value-type="float" office:value="4422233" calcext:value-type="float">
            <text:p>4422233</text:p>
          </table:table-cell>
          <table:table-cell office:value-type="float" office:value="5046565" calcext:value-type="float">
            <text:p>5046565</text:p>
          </table:table-cell>
          <table:table-cell office:value-type="float" office:value="5697363" calcext:value-type="float">
            <text:p>5697363</text:p>
          </table:table-cell>
          <table:table-cell office:value-type="float" office:value="6823652" calcext:value-type="float">
            <text:p>6823652</text:p>
          </table:table-cell>
          <table:table-cell office:value-type="float" office:value="9348381" calcext:value-type="float">
            <text:p>934838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237860" calcext:value-type="float">
            <text:p>4237860</text:p>
          </table:table-cell>
          <table:table-cell office:value-type="float" office:value="4437635" calcext:value-type="float">
            <text:p>4437635</text:p>
          </table:table-cell>
          <table:table-cell office:value-type="float" office:value="4904002" calcext:value-type="float">
            <text:p>4904002</text:p>
          </table:table-cell>
          <table:table-cell office:value-type="float" office:value="5675292" calcext:value-type="float">
            <text:p>5675292</text:p>
          </table:table-cell>
          <table:table-cell office:value-type="float" office:value="6468702" calcext:value-type="float">
            <text:p>6468702</text:p>
          </table:table-cell>
          <table:table-cell office:value-type="float" office:value="9541354" calcext:value-type="float">
            <text:p>954135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296860" calcext:value-type="float">
            <text:p>4296860</text:p>
          </table:table-cell>
          <table:table-cell office:value-type="float" office:value="4426946" calcext:value-type="float">
            <text:p>4426946</text:p>
          </table:table-cell>
          <table:table-cell office:value-type="float" office:value="5075023" calcext:value-type="float">
            <text:p>5075023</text:p>
          </table:table-cell>
          <table:table-cell office:value-type="float" office:value="5674163" calcext:value-type="float">
            <text:p>5674163</text:p>
          </table:table-cell>
          <table:table-cell office:value-type="float" office:value="6726887" calcext:value-type="float">
            <text:p>6726887</text:p>
          </table:table-cell>
          <table:table-cell office:value-type="float" office:value="9589112" calcext:value-type="float">
            <text:p>958911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4229042" calcext:value-type="float">
            <text:p>4229042</text:p>
          </table:table-cell>
          <table:table-cell office:value-type="float" office:value="4454680" calcext:value-type="float">
            <text:p>4454680</text:p>
          </table:table-cell>
          <table:table-cell office:value-type="float" office:value="5139168" calcext:value-type="float">
            <text:p>5139168</text:p>
          </table:table-cell>
          <table:table-cell office:value-type="float" office:value="5639790" calcext:value-type="float">
            <text:p>5639790</text:p>
          </table:table-cell>
          <table:table-cell office:value-type="float" office:value="6664158" calcext:value-type="float">
            <text:p>6664158</text:p>
          </table:table-cell>
          <table:table-cell office:value-type="float" office:value="9478203" calcext:value-type="float">
            <text:p>94782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264672" calcext:value-type="float">
            <text:p>4264672</text:p>
          </table:table-cell>
          <table:table-cell office:value-type="float" office:value="4418058" calcext:value-type="float">
            <text:p>4418058</text:p>
          </table:table-cell>
          <table:table-cell office:value-type="float" office:value="5055065" calcext:value-type="float">
            <text:p>5055065</text:p>
          </table:table-cell>
          <table:table-cell office:value-type="float" office:value="5688488" calcext:value-type="float">
            <text:p>5688488</text:p>
          </table:table-cell>
          <table:table-cell office:value-type="float" office:value="6617507" calcext:value-type="float">
            <text:p>6617507</text:p>
          </table:table-cell>
          <table:table-cell office:value-type="float" office:value="9436602" calcext:value-type="float">
            <text:p>9436602</text:p>
          </table:table-cell>
        </table:table-row>
        <table:table-row table:style-name="ro2">
          <table:table-cell table:style-name="Default" office:value-type="string" calcext:value-type="string">
            <text:p>avg</text:p>
          </table:table-cell>
          <table:table-cell table:formula="of:=SUM([.B2:.B6])/5" office:value-type="float" office:value="4250523.2" calcext:value-type="float">
            <text:p>4250523.2</text:p>
          </table:table-cell>
          <table:table-cell table:formula="of:=SUM([.C2:.C6])/5" office:value-type="float" office:value="4431910.4" calcext:value-type="float">
            <text:p>4431910.4</text:p>
          </table:table-cell>
          <table:table-cell table:formula="of:=SUM([.D2:.D6])/5" office:value-type="float" office:value="5043964.6" calcext:value-type="float">
            <text:p>5043964.6</text:p>
          </table:table-cell>
          <table:table-cell table:formula="of:=SUM([.E2:.E6])/5" office:value-type="float" office:value="5675019.2" calcext:value-type="float">
            <text:p>5675019.2</text:p>
          </table:table-cell>
          <table:table-cell table:formula="of:=SUM([.F2:.F6])/5" office:value-type="float" office:value="6660181.2" calcext:value-type="float">
            <text:p>6660181.2</text:p>
          </table:table-cell>
          <table:table-cell table:formula="of:=SUM([.G2:.G6])/5" office:value-type="float" office:value="9478730.4" calcext:value-type="float">
            <text:p>9478730.4</text:p>
          </table:table-cell>
        </table:table-row>
        <table:table-row table:style-name="ro2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tcp vs. ncp" table:style-name="ta1"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tcp vs. Ud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</table:table-row>
        <table:table-row table:style-name="ro2">
          <table:table-cell office:value-type="string" calcext:value-type="string">
            <text:p>ncp</text:p>
          </table:table-cell>
          <table:table-cell office:value-type="float" office:value="4225956" calcext:value-type="float">
            <text:p>4225956</text:p>
          </table:table-cell>
          <table:table-cell office:value-type="float" office:value="8715846" calcext:value-type="float">
            <text:p>8715846</text:p>
          </table:table-cell>
          <table:table-cell office:value-type="float" office:value="8715818" calcext:value-type="float">
            <text:p>8715818</text:p>
          </table:table-cell>
          <table:table-cell office:value-type="float" office:value="8725187" calcext:value-type="float">
            <text:p>8725187</text:p>
          </table:table-cell>
          <table:table-cell office:value-type="float" office:value="9756508" calcext:value-type="float">
            <text:p>9756508</text:p>
          </table:table-cell>
          <table:table-cell table:formula="of:=SUM([.B2:.F2])/5" office:value-type="float" office:value="8027863" calcext:value-type="float">
            <text:p>8027863</text:p>
          </table:table-cell>
        </table:table-row>
        <table:table-row table:style-name="ro2">
          <table:table-cell office:value-type="string" calcext:value-type="string">
            <text:p>t_ncp</text:p>
          </table:table-cell>
          <table:table-cell office:value-type="float" office:value="6154243" calcext:value-type="float">
            <text:p>6154243</text:p>
          </table:table-cell>
          <table:table-cell office:value-type="float" office:value="6458781" calcext:value-type="float">
            <text:p>6458781</text:p>
          </table:table-cell>
          <table:table-cell office:value-type="float" office:value="6154243" calcext:value-type="float">
            <text:p>6154243</text:p>
          </table:table-cell>
          <table:table-cell office:value-type="float" office:value="8523205" calcext:value-type="float">
            <text:p>8523205</text:p>
          </table:table-cell>
          <table:table-cell office:value-type="float" office:value="7752685" calcext:value-type="float">
            <text:p>7752685</text:p>
          </table:table-cell>
          <table:table-cell table:formula="of:=SUM([.B3:.F3])/5" office:value-type="float" office:value="7008631.4" calcext:value-type="float">
            <text:p>7008631.4</text:p>
          </table:table-cell>
        </table:table-row>
        <table:table-row table:style-name="ro2">
          <table:table-cell office:value-type="string" calcext:value-type="string">
            <text:p>rcv</text:p>
          </table:table-cell>
          <table:table-cell office:value-type="float" office:value="4524742" calcext:value-type="float">
            <text:p>4524742</text:p>
          </table:table-cell>
          <table:table-cell office:value-type="float" office:value="8953757" calcext:value-type="float">
            <text:p>8953757</text:p>
          </table:table-cell>
          <table:table-cell office:value-type="float" office:value="4671475" calcext:value-type="float">
            <text:p>4671475</text:p>
          </table:table-cell>
          <table:table-cell office:value-type="float" office:value="9161294" calcext:value-type="float">
            <text:p>9161294</text:p>
          </table:table-cell>
          <table:table-cell office:value-type="float" office:value="9161290" calcext:value-type="float">
            <text:p>9161290</text:p>
          </table:table-cell>
          <table:table-cell table:formula="of:=SUM([.B4:.F4])/5" office:value-type="float" office:value="7294511.6" calcext:value-type="float">
            <text:p>7294511.6</text:p>
          </table:table-cell>
        </table:table-row>
        <table:table-row table:style-name="ro2">
          <table:table-cell office:value-type="string" calcext:value-type="string">
            <text:p>t_rcv</text:p>
          </table:table-cell>
          <table:table-cell office:value-type="float" office:value="6190531" calcext:value-type="float">
            <text:p>6190531</text:p>
          </table:table-cell>
          <table:table-cell office:value-type="float" office:value="6490630" calcext:value-type="float">
            <text:p>6490630</text:p>
          </table:table-cell>
          <table:table-cell office:value-type="float" office:value="6490466" calcext:value-type="float">
            <text:p>6490466</text:p>
          </table:table-cell>
          <table:table-cell office:value-type="float" office:value="8559145" calcext:value-type="float">
            <text:p>8559145</text:p>
          </table:table-cell>
          <table:table-cell office:value-type="float" office:value="7778937" calcext:value-type="float">
            <text:p>7778937</text:p>
          </table:table-cell>
          <table:table-cell table:formula="of:=SUM([.B5:.F5])/5" office:value-type="float" office:value="7101941.8" calcext:value-type="float">
            <text:p>7101941.8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</table:table-row>
        <table:table-row table:style-name="ro2">
          <table:table-cell office:value-type="string" calcext:value-type="string">
            <text:p>t_ncp</text:p>
          </table:table-cell>
          <table:table-cell office:value-type="float" office:value="4626723" calcext:value-type="float">
            <text:p>4626723</text:p>
          </table:table-cell>
          <table:table-cell office:value-type="float" office:value="4627661" calcext:value-type="float">
            <text:p>4627661</text:p>
          </table:table-cell>
          <table:table-cell office:value-type="float" office:value="4637107" calcext:value-type="float">
            <text:p>4637107</text:p>
          </table:table-cell>
          <table:table-cell office:value-type="float" office:value="4636703" calcext:value-type="float">
            <text:p>4636703</text:p>
          </table:table-cell>
          <table:table-cell office:value-type="float" office:value="4646036" calcext:value-type="float">
            <text:p>4646036</text:p>
          </table:table-cell>
          <table:table-cell table:formula="of:=SUM([.B8:.F8])/5" office:value-type="float" office:value="4634846" calcext:value-type="float">
            <text:p>4634846</text:p>
          </table:table-cell>
        </table:table-row>
        <table:table-row table:style-name="ro2">
          <table:table-cell office:value-type="string" calcext:value-type="string">
            <text:p>t_rcv</text:p>
          </table:table-cell>
          <table:table-cell office:value-type="float" office:value="4651588" calcext:value-type="float">
            <text:p>4651588</text:p>
          </table:table-cell>
          <table:table-cell office:value-type="float" office:value="4652512" calcext:value-type="float">
            <text:p>4652512</text:p>
          </table:table-cell>
          <table:table-cell office:value-type="float" office:value="4657440" calcext:value-type="float">
            <text:p>4657440</text:p>
          </table:table-cell>
          <table:table-cell office:value-type="float" office:value="4663615" calcext:value-type="float">
            <text:p>4663615</text:p>
          </table:table-cell>
          <table:table-cell office:value-type="float" office:value="4662797" calcext:value-type="float">
            <text:p>4662797</text:p>
          </table:table-cell>
          <table:table-cell table:formula="of:=SUM([.B9:.F9])/5" office:value-type="float" office:value="4657590.4" calcext:value-type="float">
            <text:p>465759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Glickman</meta:initial-creator>
    <meta:creation-date>2014-09-21T22:11:07.555305005</meta:creation-date>
    <dc:date>2014-09-22T02:31:48.902357043</dc:date>
    <dc:creator>Benjamin Glickman</dc:creator>
    <meta:editing-duration>PT4H5M28S</meta:editing-duration>
    <meta:editing-cycles>6</meta:editing-cycles>
    <meta:generator>LibreOffice/4.2.6.3$Linux_X86_64 LibreOffice_project/420$Build-3</meta:generator>
    <meta:document-statistic meta:table-count="3" meta:cell-count="1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4cm" svg:height="8.987cm" xlink:href=".." xlink:type="simple" chart:class="chart:line" chart:style-name="ch1">
        <chart:title svg:x="4.529cm" svg:y="0.314cm" chart:style-name="ch2">
          <text:p>Transfer Time vs. Loss Rate
 (RCV 512 Packet Window)</text:p>
        </chart:title>
        <chart:legend chart:legend-position="end" svg:x="10.161cm" svg:y="3.927cm" style:legend-expansion="high" chart:style-name="ch3"/>
        <chart:plot-area chart:style-name="ch4" table:cell-range-address="'rcv (window 512)'.B1:'rcv (window 512)'.G1 'rcv (window 512)'.A7:'rcv (window 512)'.G7" chart:data-source-has-labels="both" svg:x="1.304cm" svg:y="2.166cm" svg:width="8.257cm" svg:height="5.668cm">
          <chartooo:coordinate-region svg:x="3.214cm" svg:y="2.375cm" svg:width="6.138cm" svg:height="4.794cm"/>
          <chart:axis chart:dimension="x" chart:name="primary-x" chart:style-name="ch5" chartooo:axis-type="auto">
            <chartooo:date-scale/>
            <chart:title svg:x="3.781cm" svg:y="8.014cm" chart:style-name="ch6">
              <text:p>Loss rate (percentage)</text:p>
            </chart:title>
            <chart:categories table:cell-range-address="'rcv (window 512)'.B1:'rcv (window 512)'.G1"/>
          </chart:axis>
          <chart:axis chart:dimension="y" chart:name="primary-y" chart:style-name="ch5">
            <chart:title svg:x="0.451cm" svg:y="6.522cm" chart:style-name="ch7">
              <text:p>Time (Microseconds)</text:p>
            </chart:title>
            <chart:grid chart:style-name="ch8" chart:class="major"/>
          </chart:axis>
          <chart:series chart:style-name="ch9" chart:values-cell-range-address="'rcv (window 512)'.B7:'rcv (window 512)'.G7" chart:label-cell-address="'rcv (window 512)'.A7:'rcv (window 512)'.A7" chart:class="chart:line">
            <chart:regression-curve chart:style-name="ch10">
              <chart:equation chart:display-equation="true" chart:display-r-square="true" svg:x="2.338cm" svg:y="1.412cm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rcv (window 512)'.B1:'rcv (window 512)'.G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verage</text:p>
                <draw:g>
                  <svg:desc>'rcv (window 512)'.A7:'rcv (window 512)'.A7</svg:desc>
                </draw:g>
              </table:table-cell>
              <table:table-cell office:value-type="float" office:value="4704293.2">
                <text:p>4704293.2</text:p>
                <draw:g>
                  <svg:desc>'rcv (window 512)'.B7:'rcv (window 512)'.G7</svg:desc>
                </draw:g>
              </table:table-cell>
              <table:table-cell office:value-type="float" office:value="4900602">
                <text:p>4900602</text:p>
              </table:table-cell>
              <table:table-cell office:value-type="float" office:value="5617143.2">
                <text:p>5617143.2</text:p>
              </table:table-cell>
              <table:table-cell office:value-type="float" office:value="6292654">
                <text:p>6292654</text:p>
              </table:table-cell>
              <table:table-cell office:value-type="float" office:value="7378422.6">
                <text:p>7378422.6</text:p>
              </table:table-cell>
              <table:table-cell office:value-type="float" office:value="10560515.4">
                <text:p>10560515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54cm" svg:height="8.881cm" xlink:href=".." xlink:type="simple" chart:class="chart:line" chart:style-name="ch1">
        <chart:title svg:x="4.639cm" svg:y="0.312cm" chart:style-name="ch2">
          <text:p>Transfer Time vs. Loss Rate 
(NCP 512 Packet Window)</text:p>
        </chart:title>
        <chart:legend chart:legend-position="end" svg:x="10.511cm" svg:y="3.874cm" style:legend-expansion="high" chart:style-name="ch3"/>
        <chart:plot-area chart:style-name="ch4" table:cell-range-address="ncp.B1:ncp.G1 'rcv (window 512)'.A7:'rcv (window 512)'.A7 ncp.B7:ncp.G7" chart:data-source-has-labels="both" svg:x="1.311cm" svg:y="2.158cm" svg:width="8.586cm" svg:height="5.572cm">
          <chartooo:coordinate-region svg:x="3.221cm" svg:y="2.366cm" svg:width="6.467cm" svg:height="4.699cm"/>
          <chart:axis chart:dimension="x" chart:name="primary-x" chart:style-name="ch5" chartooo:axis-type="auto">
            <chartooo:date-scale/>
            <chart:title svg:x="3.953cm" svg:y="7.908cm" chart:style-name="ch6">
              <text:p>Loss rate (percentage)</text:p>
            </chart:title>
            <chart:categories table:cell-range-address="ncp.B1:ncp.G1"/>
          </chart:axis>
          <chart:axis chart:dimension="y" chart:name="primary-y" chart:style-name="ch5">
            <chart:title svg:x="0.451cm" svg:y="6.466cm" chart:style-name="ch7">
              <text:p>Time (Microseconds)</text:p>
            </chart:title>
            <chart:grid chart:style-name="ch8" chart:class="major"/>
          </chart:axis>
          <chart:series chart:style-name="ch9" chart:values-cell-range-address="ncp.B7:ncp.G7" chart:label-cell-address="'rcv (window 512)'.A7:'rcv (window 512)'.A7" chart:class="chart:line">
            <chart:regression-curve chart:style-name="ch10">
              <chart:equation chart:display-equation="true" chart:display-r-square="true" svg:x="3.346cm" svg:y="1.369cm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ncp.B1:ncp.G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verage</text:p>
                <draw:g>
                  <svg:desc>'rcv (window 512)'.A7:'rcv (window 512)'.A7</svg:desc>
                </draw:g>
              </table:table-cell>
              <table:table-cell office:value-type="float" office:value="4250523.2">
                <text:p>4250523.2</text:p>
                <draw:g>
                  <svg:desc>ncp.B7:ncp.G7</svg:desc>
                </draw:g>
              </table:table-cell>
              <table:table-cell office:value-type="float" office:value="4431910.4">
                <text:p>4431910.4</text:p>
              </table:table-cell>
              <table:table-cell office:value-type="float" office:value="5043964.6">
                <text:p>5043964.6</text:p>
              </table:table-cell>
              <table:table-cell office:value-type="float" office:value="5675019.2">
                <text:p>5675019.2</text:p>
              </table:table-cell>
              <table:table-cell office:value-type="float" office:value="6660181.2">
                <text:p>6660181.2</text:p>
              </table:table-cell>
              <table:table-cell office:value-type="float" office:value="9478730.4">
                <text:p>9478730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